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 officeooo:rsid="00098859" officeooo:paragraph-rsid="0009885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8859" officeooo:paragraph-rsid="00098859" style:font-weight-asian="bold" style:font-weight-complex="bold"/>
    </style:style>
    <style:style style:name="P3" style:family="paragraph" style:parent-style-name="Standard">
      <style:text-properties style:text-underline-style="none" officeooo:rsid="000aa933" officeooo:paragraph-rsid="000aa933"/>
    </style:style>
    <style:style style:name="P4" style:family="paragraph" style:parent-style-name="Standard">
      <style:text-properties style:text-underline-style="none" officeooo:rsid="0028256e" officeooo:paragraph-rsid="0028256e"/>
    </style:style>
    <style:style style:name="T1" style:family="text">
      <style:text-properties officeooo:rsid="0007dfdb"/>
    </style:style>
    <style:style style:name="T2" style:family="text">
      <style:text-properties officeooo:rsid="000d8679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0"/>Csc<text:span text:style-name="T1">485 A2 Report</text:span></text:p>
      <text:p text:style-name="P2">Testing Strategy</text:p>
      <text:p text:style-name="P3"><text:span text:style-name="T3">For 3.1</text:span>: <text:s/><text:span text:style-name="T2">Start with agreement between Determiner and Nouns, i.e. (“an elephant” is correct NP but not “a elephant”) . Then test variations with PP and Adj in NP, i.e (“cat with long soft handsome fur ate on boat” vs “ *cat long soft with fur”) . Then focus on the simplest sentence structure: S -&gt; NP VP, here VP is just intransitive verb i.e.(“I left” vs “ *I brought”) . Subjective Noun and Objective Nouns is also tested i.e(“*his ate”, “*I brought he”) and tense i.e.(“*I eat” vs “the cat ate”)</text:span></text:p>
      <text:p text:style-name="P4"/>
      <text:p text:style-name="P4">For 3.2: </text:p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3:05:12.732727273</meta:creation-date>
    <dc:date>2019-11-03T23:46:52.305015342</dc:date>
    <meta:editing-duration>PT41M28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99" meta:character-count="591" meta:non-whitespace-character-count="443"/>
  </office:meta>
</office:document-meta>
</file>